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Helvetica" svg:font-family="Helvetica, Arial, 'Lucida Grande', sans-serif"/>
    <style:font-face style:name="Lato" svg:font-family="Lato, sans-serif"/>
    <style:font-face style:name="Lohit Devanagari1" svg:font-family="'Lohit Devanagari'"/>
    <style:font-face style:name="Open Sans" svg:font-family="'Open Sans', Helvetica, Arial, sans-serif"/>
    <style:font-face style:name="arial" svg:font-family="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fo:color="#21409a" officeooo:rsid="0058d1ae" officeooo:paragraph-rsid="0058d1ae"/>
    </style:style>
    <style:style style:name="P2" style:family="paragraph" style:parent-style-name="Standard">
      <style:paragraph-properties fo:text-align="center" style:justify-single-word="false"/>
      <style:text-properties style:font-name="Times New Roman" fo:font-size="36pt" fo:font-weight="bold" officeooo:rsid="001bb064" officeooo:paragraph-rsid="001bb064" style:font-size-asian="36pt" style:font-weight-asian="bold" style:font-size-complex="36pt" style:font-weight-complex="bold"/>
    </style:style>
    <style:style style:name="P3" style:family="paragraph" style:parent-style-name="Standard">
      <style:paragraph-properties fo:text-align="justify" style:justify-single-word="false"/>
      <style:text-properties style:font-name="Times New Roman" fo:font-size="36pt" fo:font-weight="bold" officeooo:rsid="001bb064" officeooo:paragraph-rsid="001bb064" style:font-size-asian="36pt" style:font-weight-asian="bold" style:font-size-complex="36pt" style:font-weight-complex="bold"/>
    </style:style>
    <style:style style:name="P4" style:family="paragraph" style:parent-style-name="Standard">
      <style:paragraph-properties fo:text-align="justify" style:justify-single-word="false"/>
      <style:text-properties style:font-name="Times New Roman" fo:font-size="14pt" fo:font-weight="normal" officeooo:rsid="00308f7c" officeooo:paragraph-rsid="00308f7c"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Times New Roman" fo:font-size="14pt" fo:font-weight="normal" officeooo:rsid="003d8469" officeooo:paragraph-rsid="003d8469"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Times New Roman" fo:font-size="14pt" fo:font-weight="normal" officeooo:rsid="003d8469" officeooo:paragraph-rsid="002975e2"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Times New Roman" fo:font-size="14pt" fo:font-weight="normal" officeooo:rsid="001c446a" officeooo:paragraph-rsid="001c446a"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20pt" fo:font-weight="normal" officeooo:rsid="001bb064" officeooo:paragraph-rsid="001c446a" style:font-size-asian="20pt" style:font-weight-asian="normal" style:font-size-complex="20pt" style:font-weight-complex="normal"/>
    </style:style>
    <style:style style:name="P9" style:family="paragraph" style:parent-style-name="Standard">
      <style:paragraph-properties fo:text-align="justify" style:justify-single-word="false"/>
      <style:text-properties style:font-name="Times New Roman" fo:font-size="20pt" fo:font-weight="normal" officeooo:rsid="001bb064" officeooo:paragraph-rsid="001bb064" style:font-size-asian="20pt" style:font-weight-asian="normal" style:font-size-complex="20pt" style:font-weight-complex="normal"/>
    </style:style>
    <style:style style:name="P10" style:family="paragraph" style:parent-style-name="Standard">
      <style:paragraph-properties fo:text-align="justify" style:justify-single-word="false"/>
      <style:text-properties style:font-name="Times New Roman" fo:font-size="20pt" fo:font-weight="normal" officeooo:rsid="001c446a" officeooo:paragraph-rsid="0041b3cb" style:font-size-asian="20pt" style:font-weight-asian="normal" style:font-size-complex="20pt" style:font-weight-complex="normal"/>
    </style:style>
    <style:style style:name="P11" style:family="paragraph" style:parent-style-name="Standard">
      <style:paragraph-properties fo:text-align="justify" style:justify-single-word="false"/>
      <style:text-properties style:font-name="Times New Roman" fo:font-size="20pt" fo:font-weight="normal" officeooo:rsid="001c446a" officeooo:paragraph-rsid="001c446a" style:font-size-asian="20pt" style:font-weight-asian="normal" style:font-size-complex="20pt" style:font-weight-complex="normal"/>
    </style:style>
    <style:style style:name="P12" style:family="paragraph" style:parent-style-name="Standard">
      <style:paragraph-properties fo:text-align="justify" style:justify-single-word="false"/>
      <style:text-properties style:font-name="Times New Roman" fo:font-size="20pt" fo:font-weight="normal" officeooo:rsid="001c446a" officeooo:paragraph-rsid="0049a3d0" style:font-size-asian="20pt" style:font-weight-asian="normal" style:font-size-complex="20pt" style:font-weight-complex="normal"/>
    </style:style>
    <style:style style:name="P13" style:family="paragraph" style:parent-style-name="Standard">
      <style:paragraph-properties fo:text-align="justify" style:justify-single-word="false"/>
      <style:text-properties style:font-name="Times New Roman" fo:font-size="20pt" fo:font-weight="normal" officeooo:rsid="004453c7" officeooo:paragraph-rsid="004453c7" style:font-size-asian="20pt" style:font-weight-asian="normal" style:font-size-complex="20pt" style:font-weight-complex="normal"/>
    </style:style>
    <style:style style:name="P14" style:family="paragraph" style:parent-style-name="Standard">
      <style:paragraph-properties fo:text-align="justify" style:justify-single-word="false"/>
      <style:text-properties style:font-name="Times New Roman" fo:font-size="20pt" fo:font-weight="normal" officeooo:rsid="0044e543" officeooo:paragraph-rsid="0044e543" style:font-size-asian="20pt" style:font-weight-asian="normal" style:font-size-complex="20pt" style:font-weight-complex="normal"/>
    </style:style>
    <style:style style:name="P15" style:family="paragraph" style:parent-style-name="Standard">
      <style:paragraph-properties fo:text-align="justify" style:justify-single-word="false"/>
      <style:text-properties style:font-name="Times New Roman" fo:font-size="20pt" fo:font-weight="normal" officeooo:rsid="0049a3d0" officeooo:paragraph-rsid="0049a3d0" style:font-size-asian="20pt" style:font-weight-asian="normal" style:font-size-complex="20pt" style:font-weight-complex="normal"/>
    </style:style>
    <style:style style:name="P16" style:family="paragraph" style:parent-style-name="Standard">
      <style:paragraph-properties fo:text-align="justify" style:justify-single-word="false"/>
      <style:text-properties style:font-name="Times New Roman" fo:font-size="20pt" fo:font-weight="normal" officeooo:rsid="0049a3d0" officeooo:paragraph-rsid="004abad0" style:font-size-asian="20pt" style:font-weight-asian="normal" style:font-size-complex="20pt" style:font-weight-complex="normal"/>
    </style:style>
    <style:style style:name="P17" style:family="paragraph" style:parent-style-name="Standard">
      <style:paragraph-properties fo:text-align="start" style:justify-single-word="false"/>
      <style:text-properties style:font-name="Times New Roman" fo:font-size="20pt" fo:font-weight="normal" officeooo:rsid="004abad0" officeooo:paragraph-rsid="004abad0" style:font-size-asian="20pt" style:font-weight-asian="normal" style:font-size-complex="20pt" style:font-weight-complex="normal"/>
    </style:style>
    <style:style style:name="P18"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54c9ec" officeooo:paragraph-rsid="0054c9ec" style:font-size-asian="20pt" style:font-weight-asian="bold" style:font-size-complex="20pt" style:font-weight-complex="bold"/>
    </style:style>
    <style:style style:name="P19" style:family="paragraph" style:parent-style-name="Standard">
      <style:paragraph-properties fo:line-height="150%" fo:text-align="justify" style:justify-single-word="false"/>
      <style:text-properties style:font-name="Times New Roman" fo:font-size="12pt" fo:font-weight="normal" officeooo:rsid="001bb064" officeooo:paragraph-rsid="001e0ff4"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font-weight="normal" officeooo:rsid="001bb064" officeooo:paragraph-rsid="001bb064"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2266b7" officeooo:paragraph-rsid="00349e5a"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rsid="00375140" officeooo:paragraph-rsid="006a6254"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2pt" fo:font-weight="normal" officeooo:rsid="00308f7c" officeooo:paragraph-rsid="00308f7c"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2pt" fo:font-weight="normal" officeooo:paragraph-rsid="00349e5a"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fo:font-weight="normal" officeooo:paragraph-rsid="006a6254" style:font-size-asian="12pt" style:font-size-complex="12pt"/>
    </style:style>
    <style:style style:name="P26" style:family="paragraph" style:parent-style-name="Standard">
      <style:paragraph-properties fo:line-height="150%" fo:text-align="justify" style:justify-single-word="false"/>
      <style:text-properties style:font-name="Times New Roman" fo:font-size="12pt" fo:font-weight="normal" officeooo:rsid="00308f7c" officeooo:paragraph-rsid="00308f7c" style:font-size-asian="12pt" style:font-size-complex="12pt"/>
    </style:style>
    <style:style style:name="P27" style:family="paragraph" style:parent-style-name="Standard">
      <style:paragraph-properties fo:line-height="150%" fo:text-align="justify" style:justify-single-word="false"/>
      <style:text-properties style:font-name="Times New Roman" fo:font-size="12pt" fo:font-weight="bold" officeooo:rsid="001cca8f" officeooo:paragraph-rsid="001cca8f"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Times New Roman" fo:font-size="15pt" fo:font-weight="normal" officeooo:rsid="0042bc4d" officeooo:paragraph-rsid="004453c7"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style:font-name="Times New Roman" fo:font-size="15pt" fo:font-weight="normal" officeooo:rsid="0042bc4d" officeooo:paragraph-rsid="0044e543"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style:font-name="Times New Roman" fo:font-size="15pt" fo:font-weight="normal" officeooo:rsid="0042bc4d" officeooo:paragraph-rsid="004699d0"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style:font-name="Times New Roman" fo:font-size="15pt" fo:font-weight="normal" officeooo:rsid="0042bc4d" officeooo:paragraph-rsid="0046ac8d"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style:font-name="Times New Roman" fo:font-size="15pt" fo:font-weight="normal" officeooo:rsid="0042bc4d" officeooo:paragraph-rsid="0046c1e2" style:font-size-asian="15pt" style:font-weight-asian="normal" style:font-size-complex="15pt" style:font-weight-complex="normal"/>
    </style:style>
    <style:style style:name="P33" style:family="paragraph" style:parent-style-name="Standard">
      <style:paragraph-properties fo:text-align="justify" style:justify-single-word="false"/>
      <style:text-properties style:font-name="Times New Roman" fo:font-size="15pt" fo:font-weight="normal" officeooo:rsid="0042bc4d" officeooo:paragraph-rsid="0049a3d0" style:font-size-asian="15pt" style:font-weight-asian="normal" style:font-size-complex="15pt" style:font-weight-complex="normal"/>
    </style:style>
    <style:style style:name="P34" style:family="paragraph" style:parent-style-name="Standard">
      <style:paragraph-properties fo:text-align="justify" style:justify-single-word="false"/>
      <style:text-properties style:font-name="Times New Roman" fo:font-size="15pt" fo:font-weight="normal" officeooo:rsid="0042bc4d" officeooo:paragraph-rsid="004abad0" style:font-size-asian="15pt" style:font-weight-asian="normal" style:font-size-complex="15pt" style:font-weight-complex="normal"/>
    </style:style>
    <style:style style:name="P35" style:family="paragraph" style:parent-style-name="Standard">
      <style:paragraph-properties fo:text-align="justify" style:justify-single-word="false"/>
      <style:text-properties style:font-name="Times New Roman" fo:font-size="15pt" fo:font-weight="normal" officeooo:rsid="0042bc4d" officeooo:paragraph-rsid="0041b3cb" style:font-size-asian="15pt" style:font-weight-asian="normal" style:font-size-complex="15pt" style:font-weight-complex="normal"/>
    </style:style>
    <style:style style:name="P36" style:family="paragraph" style:parent-style-name="Standard">
      <style:paragraph-properties fo:text-align="justify" style:justify-single-word="false"/>
      <style:text-properties style:font-name="Times New Roman" fo:font-size="15pt" fo:font-weight="normal" officeooo:rsid="0042bc4d" officeooo:paragraph-rsid="0042bc4d"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style:font-name="Times New Roman" fo:font-size="15pt" fo:font-weight="normal" officeooo:rsid="006142e0" officeooo:paragraph-rsid="006142e0" style:font-size-asian="15pt" style:font-weight-asian="normal" style:font-size-complex="15pt" style:font-weight-complex="normal"/>
    </style:style>
    <style:style style:name="P38" style:family="paragraph" style:parent-style-name="Standard">
      <style:paragraph-properties fo:text-align="justify" style:justify-single-word="false"/>
      <style:text-properties style:font-name="Times New Roman" fo:font-size="15pt" fo:font-weight="normal" officeooo:rsid="00627b40" officeooo:paragraph-rsid="00627b40" style:font-size-asian="15pt" style:font-weight-asian="normal" style:font-size-complex="15pt" style:font-weight-complex="normal"/>
    </style:style>
    <style:style style:name="P39" style:family="paragraph" style:parent-style-name="Standard">
      <style:paragraph-properties fo:text-align="justify" style:justify-single-word="false"/>
      <style:text-properties style:font-name="Times New Roman" fo:font-size="15pt" fo:font-weight="normal" officeooo:rsid="00627b40" officeooo:paragraph-rsid="006142e0" style:font-size-asian="15pt" style:font-weight-asian="normal" style:font-size-complex="15pt" style:font-weight-complex="normal"/>
    </style:style>
    <style:style style:name="P40" style:family="paragraph" style:parent-style-name="Standard">
      <style:paragraph-properties fo:text-align="justify" style:justify-single-word="false"/>
      <style:text-properties style:font-name="Times New Roman" fo:font-size="15pt" fo:font-weight="normal" officeooo:rsid="0041b3cb" officeooo:paragraph-rsid="001c446a" style:font-size-asian="15pt" style:font-weight-asian="normal" style:font-size-complex="15pt" style:font-weight-complex="normal"/>
    </style:style>
    <style:style style:name="P41" style:family="paragraph" style:parent-style-name="Standard">
      <style:paragraph-properties fo:text-align="justify" style:justify-single-word="false"/>
      <style:text-properties style:font-name="Times New Roman" fo:font-size="15pt" fo:font-weight="normal" officeooo:rsid="0041b3cb" officeooo:paragraph-rsid="0041b3cb" style:font-size-asian="15pt" style:font-weight-asian="normal" style:font-size-complex="15pt" style:font-weight-complex="normal"/>
    </style:style>
    <style:style style:name="P42" style:family="paragraph" style:parent-style-name="Standard">
      <style:paragraph-properties fo:text-align="justify" style:justify-single-word="false"/>
      <style:text-properties style:font-name="Times New Roman" fo:font-size="15pt" fo:font-weight="normal" officeooo:rsid="0041b3cb" officeooo:paragraph-rsid="0042bc4d" style:font-size-asian="15pt" style:font-weight-asian="normal" style:font-size-complex="15pt" style:font-weight-complex="normal"/>
    </style:style>
    <style:style style:name="P43" style:family="paragraph" style:parent-style-name="Standard">
      <style:paragraph-properties fo:text-align="justify" style:justify-single-word="false"/>
      <style:text-properties style:font-name="Times New Roman" fo:font-size="15pt" fo:font-weight="normal" officeooo:rsid="0042bc4d" officeooo:paragraph-rsid="004453c7" fo:background-color="#fff200" style:font-size-asian="15pt" style:font-weight-asian="normal" style:font-size-complex="15pt" style:font-weight-complex="normal"/>
    </style:style>
    <style:style style:name="P44" style:family="paragraph" style:parent-style-name="Standard">
      <style:paragraph-properties fo:text-align="justify" style:justify-single-word="false"/>
      <style:text-properties fo:font-size="20pt" fo:font-weight="normal" officeooo:rsid="001bb064" officeooo:paragraph-rsid="001c446a" style:font-size-asian="20pt" style:font-weight-asian="normal" style:font-size-complex="20pt" style:font-weight-complex="normal"/>
    </style:style>
    <style:style style:name="P45" style:family="paragraph" style:parent-style-name="Standard">
      <style:paragraph-properties fo:text-align="justify" style:justify-single-word="false"/>
      <style:text-properties fo:font-size="20pt" fo:font-weight="normal" officeooo:rsid="001bb064" officeooo:paragraph-rsid="0049a3d0" style:font-size-asian="20pt" style:font-weight-asian="normal" style:font-size-complex="20pt" style:font-weight-complex="normal"/>
    </style:style>
    <style:style style:name="P46"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3a46" officeooo:paragraph-rsid="006a6254" style:font-size-asian="12pt" style:font-size-complex="12pt"/>
    </style:style>
    <style:style style:name="P47"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8b61" officeooo:paragraph-rsid="00643a46"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6cb4aa" officeooo:paragraph-rsid="006cb4aa"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742dc7" officeooo:paragraph-rsid="00742dc7"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fo:color="#000000" style:text-line-through-style="none" style:text-line-through-type="none" style:font-name="Times New Roman" fo:font-size="26pt" fo:font-weight="bold" officeooo:rsid="007ddc3f" officeooo:paragraph-rsid="007ddc3f" style:font-size-asian="26pt" style:font-weight-asian="bold" style:font-size-complex="26pt" style:font-weight-complex="bold"/>
    </style:style>
    <style:style style:name="P51"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41f7f" officeooo:paragraph-rsid="00841f7f" style:font-size-asian="12.25pt" style:font-weight-asian="bold" style:font-size-complex="14pt" style:font-weight-complex="bold"/>
    </style:style>
    <style:style style:name="P52"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60cea" officeooo:paragraph-rsid="00860cea" style:font-size-asian="12.25pt" style:font-weight-asian="bold" style:font-size-complex="14pt" style:font-weight-complex="bold"/>
    </style:style>
    <style:style style:name="P53"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b812b" officeooo:paragraph-rsid="008b812b" style:font-size-asian="12.25pt" style:font-weight-asian="bold" style:font-size-complex="14pt" style:font-weight-complex="bold"/>
    </style:style>
    <style:style style:name="P54" style:family="paragraph" style:parent-style-name="Standard">
      <style:paragraph-properties fo:text-align="justify" style:justify-single-word="false"/>
      <style:text-properties fo:color="#000000" style:text-line-through-style="none" style:text-line-through-type="none" style:font-name="Times New Roman" fo:font-size="14pt" fo:font-weight="normal" officeooo:rsid="00860cea" officeooo:paragraph-rsid="0089778b"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color="#000000" style:text-line-through-style="none" style:text-line-through-type="none" style:font-name="Times New Roman" fo:font-size="14pt" fo:font-weight="normal" officeooo:rsid="008e74c2" officeooo:paragraph-rsid="008e74c2"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color="#000000" style:text-line-through-style="none" style:text-line-through-type="none" style:font-name="Times New Roman" fo:font-size="14pt" fo:font-weight="normal" officeooo:rsid="00821fd0" officeooo:paragraph-rsid="00821fd0"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860cea" style:font-size-asian="16pt" style:font-weight-asian="bold" style:font-size-complex="16pt" style:font-weight-complex="bold"/>
    </style:style>
    <style:style style:name="P58"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8b812b" style:font-size-asian="16pt" style:font-weight-asian="bold" style:font-size-complex="16pt" style:font-weight-complex="bold"/>
    </style:style>
    <style:style style:name="P59"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9a5e74" style:font-size-asian="16pt" style:font-weight-asian="bold" style:font-size-complex="16pt" style:font-weight-complex="bold"/>
    </style:style>
    <style:style style:name="P60" style:family="paragraph" style:parent-style-name="Standard">
      <style:paragraph-properties fo:line-height="150%" fo:text-align="justify" style:justify-single-word="false"/>
      <style:text-properties fo:color="#ce181e" style:text-line-through-style="solid" style:text-line-through-type="single" style:font-name="Times New Roman" fo:font-size="12pt" fo:font-weight="normal" officeooo:rsid="002d3aef" officeooo:paragraph-rsid="00368fca" style:font-size-asian="12pt" style:font-weight-asian="normal" style:font-size-complex="12pt" style:font-weight-complex="normal"/>
    </style:style>
    <style:style style:name="P61" style:family="paragraph" style:parent-style-name="Standard">
      <style:paragraph-properties fo:margin-top="0.004cm" fo:margin-bottom="0.004cm" loext:contextual-spacing="false" fo:line-height="100%" fo:text-align="justify" style:justify-single-word="false"/>
      <style:text-properties style:font-name="Times New Roman" fo:font-size="20pt" fo:font-weight="normal" officeooo:rsid="0049a3d0" officeooo:paragraph-rsid="004c973b" style:font-size-asian="20pt" style:font-weight-asian="normal" style:font-size-complex="20pt" style:font-weight-complex="normal"/>
    </style:style>
    <style:style style:name="P62" style:family="paragraph" style:parent-style-name="Standard">
      <style:paragraph-properties fo:margin-top="0.004cm" fo:margin-bottom="0.004cm" loext:contextual-spacing="false" fo:line-height="100%" fo:text-align="justify" style:justify-single-word="false"/>
      <style:text-properties style:font-name="Times New Roman" fo:font-size="20pt" fo:language="en" fo:country="GB" fo:font-weight="normal" officeooo:rsid="004c973b" officeooo:paragraph-rsid="004c973b" style:font-size-asian="20pt" style:language-asian="fr" style:country-asian="FR" style:font-weight-asian="normal" style:font-name-complex="Times New Roman1" style:font-size-complex="20pt" style:font-weight-complex="normal"/>
    </style:style>
    <style:style style:name="P63" style:family="paragraph" style:parent-style-name="Standard">
      <style:paragraph-properties fo:margin-top="0cm" fo:margin-bottom="0cm" loext:contextual-spacing="false" fo:line-height="100%" fo:text-align="justify" style:justify-single-word="false"/>
      <style:text-properties fo:color="#000000" style:font-name="Times New Roman" fo:font-size="14pt" fo:language="en" fo:country="GB" fo:font-style="normal" fo:font-weight="normal" officeooo:rsid="003d8469" officeooo:paragraph-rsid="003d8469" style:font-size-asian="12.25pt" style:language-asian="fr" style:country-asian="FR" style:font-style-asian="normal" style:font-weight-asian="normal" style:font-name-complex="Times New Roman1" style:font-size-complex="14pt" style:font-style-complex="normal" style:font-weight-complex="normal"/>
    </style:style>
    <style:style style:name="P64" style:family="paragraph" style:parent-style-name="Text_20_body" style:list-style-name="L4">
      <style:paragraph-properties fo:text-align="justify" style:justify-single-word="false"/>
      <style:text-properties fo:font-variant="normal" fo:text-transform="none" fo:color="#000000" style:font-name="Lato" fo:font-size="12pt" fo:letter-spacing="normal" fo:font-style="normal" fo:font-weight="bold" officeooo:paragraph-rsid="00c5e48c"/>
    </style:style>
    <style:style style:name="P65"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bold" officeooo:rsid="00804abf" officeooo:paragraph-rsid="00821fd0" style:font-size-asian="12.25pt" style:font-weight-asian="bold" style:font-size-complex="14pt" style:font-weight-complex="bold"/>
    </style:style>
    <style:style style:name="P66"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bold" officeooo:rsid="00860cea" officeooo:paragraph-rsid="00860cea" style:font-size-asian="12.25pt" style:font-weight-asian="bold" style:font-size-complex="14pt" style:font-weight-complex="bold"/>
    </style:style>
    <style:style style:name="P67"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weight="bold" officeooo:rsid="008cb28c" officeooo:paragraph-rsid="008cb28c" style:font-size-asian="12.25pt" style:font-weight-asian="bold" style:font-size-complex="14pt" style:font-weight-complex="bold"/>
    </style:style>
    <style:style style:name="P68"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bold" officeooo:rsid="00b084ee" officeooo:paragraph-rsid="00b39b25" style:font-size-asian="12.25pt" style:font-weight-asian="bold" style:font-size-complex="14pt" style:font-weight-complex="bold"/>
    </style:style>
    <style:style style:name="P69"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7f7695" officeooo:paragraph-rsid="007f7695" style:font-size-asian="12.25pt" style:font-weight-asian="bold" style:font-size-complex="14pt" style:font-weight-complex="bold"/>
    </style:style>
    <style:style style:name="P70"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841f7f" style:font-size-asian="12.25pt" style:font-style-asian="normal" style:font-weight-asian="normal" style:font-size-complex="14pt" style:font-style-complex="normal" style:font-weight-complex="normal"/>
    </style:style>
    <style:style style:name="P71"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9951e5" style:font-size-asian="12.25pt" style:font-style-asian="normal" style:font-weight-asian="normal" style:font-size-complex="14pt" style:font-style-complex="normal" style:font-weight-complex="normal"/>
    </style:style>
    <style:style style:name="P72"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bold" officeooo:rsid="00b084ee" officeooo:paragraph-rsid="00b39b25" style:font-size-asian="12.25pt" style:font-style-asian="normal" style:font-weight-asian="bold" style:font-size-complex="14pt" style:font-style-complex="normal" style:font-weight-complex="bold"/>
    </style:style>
    <style:style style:name="P73"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normal" officeooo:rsid="00841f7f" officeooo:paragraph-rsid="009985cf" style:font-size-asian="12.25pt" style:font-weight-asian="normal" style:font-size-complex="14pt" style:font-weight-complex="normal"/>
    </style:style>
    <style:style style:name="P74"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60cea" officeooo:paragraph-rsid="0089778b" style:font-size-asian="12.25pt" style:font-weight-asian="normal" style:font-size-complex="14pt" style:font-weight-complex="normal"/>
    </style:style>
    <style:style style:name="P75"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60cea" officeooo:paragraph-rsid="00a85808" style:font-size-asian="12.25pt" style:font-weight-asian="normal" style:font-size-complex="14pt" style:font-weight-complex="normal"/>
    </style:style>
    <style:style style:name="P76"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b812b" officeooo:paragraph-rsid="00a85808" style:font-size-asian="12.25pt" style:font-weight-asian="normal" style:font-size-complex="14pt" style:font-weight-complex="normal"/>
    </style:style>
    <style:style style:name="P77"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b812b" officeooo:paragraph-rsid="00aa5092" style:font-size-asian="12.25pt" style:font-weight-asian="normal" style:font-size-complex="14pt" style:font-weight-complex="normal"/>
    </style:style>
    <style:style style:name="P78"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b79ea" officeooo:paragraph-rsid="008b79ea" style:font-size-asian="12.25pt" style:font-weight-asian="normal" style:font-size-complex="14pt" style:font-weight-complex="normal"/>
    </style:style>
    <style:style style:name="P79"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weight="normal" officeooo:rsid="008e74c2" officeooo:paragraph-rsid="008e74c2" style:font-size-asian="12.25pt" style:font-weight-asian="normal" style:font-size-complex="14pt" style:font-weight-complex="normal"/>
    </style:style>
    <style:style style:name="P80"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weight="normal" officeooo:rsid="00900a11" officeooo:paragraph-rsid="00900a11" style:font-size-asian="12.25pt" style:font-weight-asian="normal" style:font-size-complex="14pt" style:font-weight-complex="normal"/>
    </style:style>
    <style:style style:name="P81" style:family="paragraph" style:parent-style-name="Standard" style:list-style-name="L3">
      <style:paragraph-properties fo:text-align="justify" style:justify-single-word="false"/>
      <style:text-properties fo:color="#000000" style:text-line-through-style="none" style:text-line-through-type="none" style:font-name="Times New Roman" fo:font-size="15pt" fo:font-weight="normal" officeooo:rsid="0042bc4d" officeooo:paragraph-rsid="008d06ec" style:font-size-asian="15pt" style:font-weight-asian="normal" style:font-size-complex="15pt" style:font-weight-complex="normal"/>
    </style:style>
    <style:style style:name="P82" style:family="paragraph" style:parent-style-name="Standard" style:list-style-name="L1">
      <style:paragraph-properties fo:text-align="justify" style:justify-single-word="false"/>
      <style:text-properties officeooo:paragraph-rsid="00a071cb"/>
    </style:style>
    <style:style style:name="P83" style:family="paragraph" style:parent-style-name="Standard" style:list-style-name="L4">
      <style:paragraph-properties fo:text-align="justify" style:justify-single-word="false"/>
      <style:text-properties officeooo:paragraph-rsid="00bd2bf9"/>
    </style:style>
    <style:style style:name="P84" style:family="paragraph" style:parent-style-name="Standard" style:list-style-name="L4">
      <style:paragraph-properties fo:text-align="justify" style:justify-single-word="false"/>
      <style:text-properties officeooo:paragraph-rsid="00c16656"/>
    </style:style>
    <style:style style:name="P85" style:family="paragraph" style:parent-style-name="Standard" style:list-style-name="L4">
      <style:paragraph-properties fo:text-align="justify" style:justify-single-word="false"/>
      <style:text-properties officeooo:paragraph-rsid="00c2b878"/>
    </style:style>
    <style:style style:name="P86" style:family="paragraph" style:parent-style-name="Standard" style:list-style-name="L4">
      <style:paragraph-properties fo:text-align="justify" style:justify-single-word="false"/>
      <style:text-properties officeooo:paragraph-rsid="00c5e48c"/>
    </style:style>
    <style:style style:name="P87" style:family="paragraph" style:parent-style-name="Standard" style:list-style-name="L4">
      <style:paragraph-properties fo:text-align="justify" style:justify-single-word="false"/>
      <style:text-properties officeooo:paragraph-rsid="00c7c1be"/>
    </style:style>
    <style:style style:name="P88" style:family="paragraph" style:parent-style-name="Standard">
      <style:paragraph-properties fo:text-align="justify" style:justify-single-word="false"/>
      <style:text-properties officeooo:paragraph-rsid="00c16656"/>
    </style:style>
    <style:style style:name="P89" style:family="paragraph" style:parent-style-name="Standard" style:list-style-name="L4">
      <style:paragraph-properties fo:text-align="justify" style:justify-single-word="false"/>
      <style:text-properties officeooo:rsid="00ad54de" officeooo:paragraph-rsid="00ae5b18"/>
    </style:style>
    <style:style style:name="T1" style:family="text">
      <style:text-properties officeooo:rsid="001e0ff4"/>
    </style:style>
    <style:style style:name="T2" style:family="text">
      <style:text-properties fo:font-variant="normal" fo:text-transform="none" fo:color="#222222" fo:letter-spacing="normal" fo:font-style="normal" officeooo:rsid="001fd577" style:font-weight-asian="normal" style:font-weight-complex="normal"/>
    </style:style>
    <style:style style:name="T3" style:family="text">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T4" style:family="text">
      <style:text-properties fo:font-variant="normal" fo:text-transform="none" fo:color="#000000" style:text-line-through-style="none" style:text-line-through-type="none" style:font-name="Times New Roman" fo:font-size="14pt" fo:letter-spacing="normal" fo:font-style="normal" fo:font-weight="normal" officeooo:rsid="00b39b25"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font-name="Times New Roman" fo:font-size="14pt" fo:letter-spacing="normal" fo:font-style="normal" fo:font-weight="normal" officeooo:rsid="00b76ee2" style:font-size-asian="12.25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font-name="Times New Roman" fo:font-size="14pt" fo:letter-spacing="normal" fo:font-style="normal" fo:font-weight="normal" officeooo:rsid="00b8f4a1" style:font-size-asian="12.25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font-name="Times New Roman" fo:font-size="14pt" fo:letter-spacing="normal" fo:font-style="normal" fo:font-weight="normal" officeooo:rsid="00b9f46d" style:font-size-asian="12.25pt" style:font-style-asian="normal" style:font-weight-asian="normal" style:font-size-complex="14pt" style:font-style-complex="normal" style:font-weight-complex="normal"/>
    </style:style>
    <style:style style:name="T8" style:family="text">
      <style:text-properties fo:font-variant="normal" fo:text-transform="none" fo:color="#000000" style:text-line-through-style="none" style:text-line-through-type="none" style:font-name="Times New Roman" fo:font-size="14pt" fo:letter-spacing="normal" fo:font-style="normal" fo:font-weight="normal" officeooo:rsid="00ba90bf" style:font-size-asian="12.25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font-name="Times New Roman" fo:font-size="14pt" fo:letter-spacing="normal" fo:font-style="normal" fo:font-weight="normal" officeooo:rsid="00aecb4b" style:font-size-asian="12.25pt" style:font-style-asian="normal" style:font-weight-asian="normal" style:font-size-complex="14pt" style:font-style-complex="normal" style:font-weight-complex="normal"/>
    </style:style>
    <style:style style:name="T10" style:family="text">
      <style:text-properties fo:font-variant="normal" fo:text-transform="none" fo:color="#000000" style:text-line-through-style="none" style:text-line-through-type="none" style:font-name="Times New Roman" fo:font-size="14pt" fo:letter-spacing="normal" fo:font-style="normal" fo:font-weight="normal" officeooo:rsid="00ad54de" style:font-size-asian="12.25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font-name="Times New Roman" fo:font-size="14pt" fo:letter-spacing="normal" fo:font-style="normal" fo:font-weight="normal" officeooo:rsid="00bf89b4" style:font-size-asian="12.25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font-name="Open Sans" fo:font-size="11.25pt" fo:letter-spacing="normal" fo:font-style="normal" fo:font-weight="normal" style:font-size-asian="12.25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font-name="Open Sans" fo:font-size="11.25pt" fo:letter-spacing="normal" fo:font-style="normal" fo:font-weight="normal" officeooo:rsid="00c7c1be" style:font-size-asian="12.25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font-name="Open Sans" fo:font-size="11.25pt" fo:letter-spacing="normal" fo:font-style="normal" style:text-underline-style="none" fo:font-weight="normal" style:text-blinking="false" fo:background-color="transparent" loext:char-shading-value="0" style:font-size-asian="12.25pt" style:font-style-asian="normal" style:font-weight-asian="normal" style:font-size-complex="14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13.5pt" fo:letter-spacing="normal" fo:font-style="normal" fo:font-weight="normal" style:font-size-asian="12.25pt" style:font-style-asian="normal" style:font-weight-asian="normal" style:font-size-complex="14pt" style:font-style-complex="normal" style:font-weight-complex="normal"/>
    </style:style>
    <style:style style:name="T16" style:family="text">
      <style:text-properties fo:font-variant="normal" fo:text-transform="none" fo:color="#ce181e" style:text-line-through-style="solid" style:text-line-through-type="single" style:font-name="Times New Roman" fo:font-size="14pt" fo:letter-spacing="normal" fo:font-style="normal" fo:font-weight="normal" officeooo:rsid="00b39b25" style:font-size-asian="12.25pt" style:font-style-asian="normal" style:font-weight-asian="normal" style:font-size-complex="14pt" style:font-style-complex="normal" style:font-weight-complex="normal"/>
    </style:style>
    <style:style style:name="T17" style:family="text">
      <style:text-properties fo:font-variant="normal" fo:text-transform="none" fo:color="#004578" style:text-line-through-style="none" style:text-line-through-type="none" style:font-name="Arial" fo:font-size="13.5pt" fo:letter-spacing="normal" fo:font-style="normal" style:text-underline-style="none" fo:font-weight="bold" style:text-blinking="false" fo:background-color="transparent" loext:char-shading-value="0" style:font-size-asian="12.25pt" style:font-style-asian="normal" style:font-size-complex="14pt" style:font-style-complex="normal" loext:padding="0cm" loext:border="none"/>
    </style:style>
    <style:style style:name="T18" style:family="text">
      <style:text-properties fo:font-variant="normal" fo:text-transform="none" fo:color="#0066b3" style:text-line-through-style="none" style:text-line-through-type="none" style:font-name="Open Sans" fo:font-size="11.25pt" fo:letter-spacing="normal" fo:font-style="normal" fo:font-weight="normal" style:font-size-asian="12.25pt" style:font-style-asian="normal" style:font-weight-asian="normal" style:font-size-complex="14pt" style:font-style-complex="normal" style:font-weight-complex="normal"/>
    </style:style>
    <style:style style:name="T19" style:family="text">
      <style:text-properties fo:font-variant="normal" fo:text-transform="none" fo:color="#0066b3" style:text-line-through-style="none" style:text-line-through-type="none" style:font-name="Open Sans" fo:font-size="11.25pt" fo:letter-spacing="normal" fo:font-style="normal" style:text-underline-style="none" fo:font-weight="normal" style:text-blinking="false" fo:background-color="transparent" loext:char-shading-value="0" style:font-size-asian="12.25pt" style:font-style-asian="normal" style:font-weight-asian="normal" style:font-size-complex="14pt" style:font-style-complex="normal" style:font-weight-complex="normal" loext:padding="0cm" loext:border="none"/>
    </style:style>
    <style:style style:name="T20" style:family="text">
      <style:text-properties fo:font-variant="normal" fo:text-transform="none" fo:color="#182f7c" style:text-line-through-style="none" style:text-line-through-type="none" style:font-name="Open Sans" fo:font-size="11.25pt" fo:letter-spacing="normal" fo:font-style="normal" fo:font-weight="normal" style:font-size-asian="12.25pt" style:font-style-asian="normal" style:font-weight-asian="normal" style:font-size-complex="14pt" style:font-style-complex="normal" style:font-weight-complex="normal"/>
    </style:style>
    <style:style style:name="T21" style:family="text">
      <style:text-properties fo:font-variant="normal" fo:text-transform="none" fo:color="#182f7c" style:text-line-through-style="none" style:text-line-through-type="none" style:font-name="Open Sans" fo:font-size="11.25pt" fo:letter-spacing="normal" fo:font-style="normal" style:text-underline-style="none" fo:font-weight="normal" style:text-blinking="false" fo:background-color="transparent" loext:char-shading-value="0" style:font-size-asian="12.25pt" style:font-style-asian="normal" style:font-weight-asian="normal" style:font-size-complex="14pt" style:font-style-complex="normal" style:font-weight-complex="normal" loext:padding="0cm" loext:border="none"/>
    </style:style>
    <style:style style:name="T22" style:family="text">
      <style:text-properties fo:font-variant="normal" fo:text-transform="none" fo:color="#21409a" style:text-line-through-style="none" style:text-line-through-type="none" style:font-name="Open Sans" fo:font-size="11.25pt" fo:letter-spacing="normal" fo:font-style="normal" fo:font-weight="normal" style:font-size-asian="12.25pt" style:font-style-asian="normal" style:font-weight-asian="normal" style:font-size-complex="14pt" style:font-style-complex="normal" style:font-weight-complex="normal"/>
    </style:style>
    <style:style style:name="T23" style:family="text">
      <style:text-properties fo:font-variant="normal" fo:text-transform="none" fo:color="#21409a" style:text-line-through-style="none" style:text-line-through-type="none" style:font-name="Open Sans" fo:font-size="11.25pt" fo:letter-spacing="normal" fo:font-style="normal" style:text-underline-style="none" fo:font-weight="normal" style:text-blinking="false" fo:background-color="transparent" loext:char-shading-value="0" style:font-size-asian="12.25pt" style:font-style-asian="normal" style:font-weight-asian="normal" style:font-size-complex="14pt" style:font-style-complex="normal" style:font-weight-complex="normal" loext:padding="0cm" loext:border="none"/>
    </style:style>
    <style:style style:name="T24" style:family="text">
      <style:text-properties fo:language="en" fo:country="GB" style:language-asian="fr" style:country-asian="FR" style:font-name-complex="Times New Roman1"/>
    </style:style>
    <style:style style:name="T25" style:family="text">
      <style:text-properties fo:language="en" fo:country="GB" officeooo:rsid="004c973b" style:language-asian="fr" style:country-asian="FR" style:font-name-complex="Times New Roman1"/>
    </style:style>
    <style:style style:name="T26" style:family="text">
      <style:text-properties style:font-name="Times New Roman"/>
    </style:style>
    <style:style style:name="T27" style:family="text">
      <style:text-properties style:font-name="Times New Roman" officeooo:rsid="001c446a"/>
    </style:style>
    <style:style style:name="T28" style:family="text">
      <style:text-properties style:font-name="Times New Roman" text:display="true"/>
    </style:style>
    <style:style style:name="T29" style:family="text">
      <style:text-properties style:font-name="Times New Roman" officeooo:rsid="00419631" text:display="true"/>
    </style:style>
    <style:style style:name="T30" style:family="text">
      <style:text-properties style:font-weight-asian="normal" style:font-weight-complex="normal"/>
    </style:style>
    <style:style style:name="T31" style:family="text">
      <style:text-properties officeooo:rsid="001fd577" style:font-weight-asian="normal" style:font-weight-complex="normal"/>
    </style:style>
    <style:style style:name="T32" style:family="text">
      <style:text-properties officeooo:rsid="002266b7" style:font-weight-asian="normal" style:font-weight-complex="normal"/>
    </style:style>
    <style:style style:name="T33" style:family="text">
      <style:text-properties officeooo:rsid="0023e096" style:font-weight-asian="normal" style:font-weight-complex="normal"/>
    </style:style>
    <style:style style:name="T34" style:family="text">
      <style:text-properties officeooo:rsid="00211b53" style:font-weight-asian="normal" style:font-weight-complex="normal"/>
    </style:style>
    <style:style style:name="T35" style:family="text">
      <style:text-properties officeooo:rsid="00349e5a" style:font-weight-asian="normal" style:font-weight-complex="normal"/>
    </style:style>
    <style:style style:name="T36" style:family="text">
      <style:text-properties officeooo:rsid="002975e2" style:font-weight-asian="normal" style:font-weight-complex="normal"/>
    </style:style>
    <style:style style:name="T37" style:family="text">
      <style:text-properties officeooo:rsid="00375140" style:font-weight-asian="normal" style:font-weight-complex="normal"/>
    </style:style>
    <style:style style:name="T38" style:family="text">
      <style:text-properties officeooo:rsid="003763fb" style:font-weight-asian="normal" style:font-weight-complex="normal"/>
    </style:style>
    <style:style style:name="T39" style:family="text">
      <style:text-properties officeooo:rsid="00393c62" style:font-weight-asian="normal" style:font-weight-complex="normal"/>
    </style:style>
    <style:style style:name="T40" style:family="text">
      <style:text-properties officeooo:rsid="003099bb" style:font-weight-asian="normal" style:font-weight-complex="normal"/>
    </style:style>
    <style:style style:name="T41" style:family="text">
      <style:text-properties officeooo:rsid="00368fca" style:font-weight-asian="normal" style:font-weight-complex="normal"/>
    </style:style>
    <style:style style:name="T42" style:family="text">
      <style:text-properties officeooo:rsid="00510eac" style:font-weight-asian="normal" style:font-weight-complex="normal"/>
    </style:style>
    <style:style style:name="T43" style:family="text">
      <style:text-properties officeooo:rsid="002d3aef" style:font-weight-asian="normal" style:font-weight-complex="normal"/>
    </style:style>
    <style:style style:name="T44" style:family="text">
      <style:text-properties officeooo:rsid="00648b61" style:font-weight-asian="normal" style:font-weight-complex="normal"/>
    </style:style>
    <style:style style:name="T45" style:family="text">
      <style:text-properties officeooo:rsid="006a6254" style:font-weight-asian="normal" style:font-weight-complex="normal"/>
    </style:style>
    <style:style style:name="T46" style:family="text">
      <style:text-properties officeooo:rsid="0041b3cb"/>
    </style:style>
    <style:style style:name="T47" style:family="text">
      <style:text-properties fo:font-size="15pt" officeooo:rsid="0041b3cb" style:font-size-asian="15pt" style:font-size-complex="15pt"/>
    </style:style>
    <style:style style:name="T48" style:family="text">
      <style:text-properties officeooo:rsid="006142e0"/>
    </style:style>
    <style:style style:name="T49" style:family="text">
      <style:text-properties officeooo:rsid="00616897"/>
    </style:style>
    <style:style style:name="T50" style:family="text">
      <style:text-properties officeooo:rsid="00804abf"/>
    </style:style>
    <style:style style:name="T51" style:family="text">
      <style:text-properties officeooo:rsid="0091c35f"/>
    </style:style>
    <style:style style:name="T52" style:family="text">
      <style:text-properties officeooo:rsid="00992893"/>
    </style:style>
    <style:style style:name="T53" style:family="text">
      <style:text-properties officeooo:rsid="009951e5"/>
    </style:style>
    <style:style style:name="T54" style:family="text">
      <style:text-properties fo:font-style="normal" officeooo:rsid="00992893" style:font-style-asian="normal" style:font-style-complex="normal"/>
    </style:style>
    <style:style style:name="T55" style:family="text">
      <style:text-properties officeooo:rsid="009985cf"/>
    </style:style>
    <style:style style:name="T56" style:family="text">
      <style:text-properties officeooo:rsid="00a5cab4"/>
    </style:style>
    <style:style style:name="T57" style:family="text">
      <style:text-properties officeooo:rsid="00a67c8a"/>
    </style:style>
    <style:style style:name="T58" style:family="text">
      <style:text-properties officeooo:rsid="00860cea"/>
    </style:style>
    <style:style style:name="T59" style:family="text">
      <style:text-properties fo:color="#000000" style:text-line-through-style="none" style:text-line-through-type="none" style:font-name="Times New Roman" fo:font-size="14pt" fo:font-style="normal" fo:font-weight="normal" style:font-size-asian="12.25pt" style:font-style-asian="normal" style:font-weight-asian="normal" style:font-size-complex="14pt" style:font-style-complex="normal" style:font-weight-complex="normal"/>
    </style:style>
    <style:style style:name="T60" style:family="text">
      <style:text-properties fo:color="#000000" style:text-line-through-style="none" style:text-line-through-type="none" style:font-name="Times New Roman" fo:font-size="14pt" fo:font-style="normal" fo:font-weight="normal" officeooo:rsid="00ad54de" style:font-size-asian="12.25pt" style:font-style-asian="normal" style:font-weight-asian="normal" style:font-size-complex="14pt" style:font-style-complex="normal" style:font-weight-complex="normal"/>
    </style:style>
    <style:style style:name="T61" style:family="text">
      <style:text-properties fo:color="#000000" style:text-line-through-style="none" style:text-line-through-type="none" style:font-name="Times New Roman" fo:font-size="14pt" fo:font-style="normal" fo:font-weight="normal" officeooo:rsid="00af97db" style:font-size-asian="12.25pt" style:font-style-asian="normal" style:font-weight-asian="normal" style:font-size-complex="14pt" style:font-style-complex="normal" style:font-weight-complex="normal"/>
    </style:style>
    <style:style style:name="T62" style:family="text">
      <style:text-properties fo:color="#000000" style:text-line-through-style="none" style:text-line-through-type="none" style:font-name="Times New Roman" fo:font-size="14pt" fo:font-style="normal" fo:font-weight="normal" officeooo:rsid="00841f7f" style:font-size-asian="12.25pt" style:font-style-asian="normal" style:font-weight-asian="normal" style:font-size-complex="14pt" style:font-style-complex="normal" style:font-weight-complex="normal"/>
    </style:style>
    <style:style style:name="T63" style:family="text">
      <style:text-properties fo:color="#000000" style:text-line-through-style="none" style:text-line-through-type="none" style:font-name="Times New Roman" fo:font-size="14pt" fo:font-style="normal" fo:font-weight="normal" officeooo:rsid="00992893" style:font-size-asian="12.25pt" style:font-style-asian="normal" style:font-weight-asian="normal" style:font-size-complex="14pt" style:font-style-complex="normal" style:font-weight-complex="normal"/>
    </style:style>
    <style:style style:name="T64" style:family="text">
      <style:text-properties fo:color="#000000" style:text-line-through-style="none" style:text-line-through-type="none" style:font-name="Times New Roman" fo:font-size="14pt" fo:font-style="normal" fo:font-weight="normal" officeooo:rsid="00aecb4b" style:font-size-asian="12.25pt" style:font-style-asian="normal" style:font-weight-asian="normal" style:font-size-complex="14pt" style:font-style-complex="normal" style:font-weight-complex="normal"/>
    </style:style>
    <style:style style:name="T65" style:family="text">
      <style:text-properties fo:color="#000000" style:text-line-through-style="none" style:text-line-through-type="none" style:font-name="Times New Roman" fo:font-size="14pt" fo:font-style="normal" fo:font-weight="normal" officeooo:rsid="00c16656" style:font-size-asian="12.25pt" style:font-style-asian="normal" style:font-weight-asian="normal" style:font-size-complex="14pt" style:font-style-complex="normal" style:font-weight-complex="normal"/>
    </style:style>
    <style:style style:name="T66" style:family="text">
      <style:text-properties fo:color="#000000" style:text-line-through-style="none" style:text-line-through-type="none" style:font-name="Times New Roman" fo:font-size="14pt" fo:font-style="normal" fo:font-weight="normal" officeooo:rsid="00c48f5b" style:font-size-asian="12.25pt" style:font-style-asian="normal" style:font-weight-asian="normal" style:font-size-complex="14pt" style:font-style-complex="normal" style:font-weight-complex="normal"/>
    </style:style>
    <style:style style:name="T67" style:family="text">
      <style:text-properties officeooo:rsid="00b39b25"/>
    </style:style>
    <style:style style:name="T68" style:family="text">
      <style:text-properties style:text-line-through-style="none" style:text-line-through-type="none" style:font-name="Open Sans" fo:font-size="11.25pt" fo:font-weight="normal" style:font-size-asian="12.25pt" style:font-style-asian="normal" style:font-weight-asian="normal" style:font-size-complex="14pt" style:font-style-complex="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jet de mémoire</text:p>
      <text:p text:style-name="P3"/>
      <text:p text:style-name="P19">Étude et mise en place d’une plateforme de gestion des commandes et réservation des tables en ligne des restaurants  : Cas<text:span text:style-name="T1"> </text:span>restaurants de Dakar.</text:p>
      <text:p text:style-name="P20"/>
      <text:p text:style-name="P27">Introduction :</text:p>
      <text:p text:style-name="P24"><text:span text:style-name="T31">Ayant une population de </text:span><text:span text:style-name="T2">3 630 000 </text:span><text:span text:style-name="T31">habitants, Dakar </text:span><text:span text:style-name="T32">est la </text:span><text:span text:style-name="T33">région</text:span><text:span text:style-name="T32"> la plus </text:span><text:span text:style-name="T34">peuplée </text:span><text:span text:style-name="T32">du Sénégal</text:span><text:span text:style-name="T34"> et </text:span><text:span text:style-name="T32">reçoit chaque année plus 53 268 immigrés, </text:span><text:span text:style-name="T35">alors</text:span><text:span text:style-name="T36"> nous assistons à</text:span><text:span text:style-name="T32">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s, les bases de données, entre autres. En occurrence, l’internet est une interconnexion de réseaux permettant d’avoir une bonne visibilité à travers le monde et d’avoir une mobilité facile.</text:span></text:p>
      <text:p text:style-name="P21"/>
      <text:p text:style-name="P25"><text:span text:style-name="T32">P</text:span><text:span text:style-name="T41">ar ailleurs, nous avons constaté que beaucoup de personnes utilisent leur téléphone portable ou leur ordinateur, </text:span><text:span text:style-name="T37">aussi que le temps de la pause déjeuner dans les entreprise est très court. A cet effet, nous avons pensé à constituer une plateforme qui pourra aider à passer commande ou réserver leur table en quelque clique et être servi dans les bref délai alors ils pourront gérer leur temps et éviter de se déplacer vers un restaurant et ne pas avoir ce qu’il demande. Pour ce faire, l’internet serait un bon outil pour pouvoir s’ouvrir à eux.</text:span></text:p>
      <text:p text:style-name="P22"/>
      <text:p text:style-name="P46"><text:span text:style-name="T43">C</text:span><text:span text:style-name="T37">omment mettre en place une plateforme de commandes et de réservations de tables en ligne pour les restaurants de Dakar ? Comment satisfaire la clientèle avec une livraison rapide et sûr</text:span><text:span text:style-name="T45">e</text:span><text:span text:style-name="T37"> ?</text:span><text:span text:style-name="T44">Comment faire une synchronisation entre la plateforme et l’application mobile qui sera utiliser par les restaurateurs ? </text:span></text:p>
      <text:p text:style-name="P25"><text:span text:style-name="T37">Dans ce sens, nous avons pensé concevoir et implémenter </text:span><text:span text:style-name="T38">une plateforme permettant de </text:span><text:span text:style-name="T39">faire les </text:span><text:span text:style-name="T38">commandes </text:span><text:span text:style-name="T39">en ligne</text:span><text:span text:style-name="T38"> </text:span><text:span text:style-name="T39">et aussi une</text:span><text:span text:style-name="T38"> réservation de table en ligne.</text:span><text:span text:style-name="T39"> </text:span><text:span text:style-name="T38"><text:s/></text:span><text:span text:style-name="T32"><text:s/></text:span></text:p>
      <text:p text:style-name="P60"/>
      <text:p text:style-name="P47"/>
      <text:p text:style-name="P47"/>
      <text:p text:style-name="P60"/>
      <text:p text:style-name="P23"/>
      <text:p text:style-name="P23"><text:soft-page-break/></text:p>
      <text:p text:style-name="P26"><text:span text:style-name="T30">Notre travail sera détaillé en trois parties : la première partie sera consacrée </text:span><text:span text:style-name="T42">cadre théorique</text:span><text:span text:style-name="T30">. Ensuite, nous nous intéresseront à l’analyse et l’étude conceptuelle. Enfin, nous nous consacrerons à l’implémentation, au </text:span><text:span text:style-name="T40">déploiement</text:span><text:span text:style-name="T30"> ainsi qu’a la </text:span><text:span text:style-name="T40">présentation</text:span><text:span text:style-name="T30"> des différentes interface de la plateforme. </text:span></text:p>
      <text:p text:style-name="P4"/>
      <text:p text:style-name="P4"/>
      <text:p text:style-name="P6"/>
      <text:p text:style-name="P18"/>
      <text:p text:style-name="P18"/>
      <text:p text:style-name="P18"/>
      <text:p text:style-name="P18">Plan</text:p>
      <text:p text:style-name="P18"/>
      <text:p text:style-name="P5">AVANT PROPOS</text:p>
      <text:p text:style-name="P5">Dédicaces</text:p>
      <text:p text:style-name="P5">Remerciements</text:p>
      <text:p text:style-name="P63">Liste des abréviations, des sigles et acronymes</text:p>
      <text:p text:style-name="P63">Liste des tableaux</text:p>
      <text:p text:style-name="P63">Liste des figures</text:p>
      <text:p text:style-name="P63"/>
      <text:p text:style-name="P44"><text:span text:style-name="T27">PREMIÈRE</text:span><text:a xlink:type="simple" xlink:href="#_Toc535971652" text:style-name="Index_20_Link" text:visited-style-name="Index_20_Link"><text:span text:style-name="T26"> PARTIE :</text:span></text:a><text:span text:style-name="T28"> </text:span><text:span text:style-name="T29">Cadre théorique et méthodologique</text:span></text:p>
      <text:p text:style-name="P11">Chapitre 1 : cadre théoriques</text:p>
      <text:p text:style-name="P8"><text:span text:style-name="T47">I.</text:span><text:span text:style-name="T46"> </text:span><text:span text:style-name="T47">Présentation générale de la structures</text:span></text:p>
      <text:p text:style-name="P40"/>
      <text:p text:style-name="P40"><text:tab/>1. Historique et situation géographique</text:p>
      <text:p text:style-name="P41"><text:tab/>2. Objectifs du domaines </text:p>
      <text:p text:style-name="P41"><text:tab/>3. Organigramme de la structure</text:p>
      <text:p text:style-name="P41"/>
      <text:p text:style-name="P41">II. Présentation du sujet</text:p>
      <text:p text:style-name="P41"/>
      <text:p text:style-name="P41"><text:tab/>1. Contexte</text:p>
      <text:p text:style-name="P41"><text:tab/>2. Problématique</text:p>
      <text:p text:style-name="P41"><text:tab/>3. Délimitation du champ d’études</text:p>
      <text:p text:style-name="P41"/>
      <text:p text:style-name="P10">Chapitre 2 : Cadre méthodologique</text:p>
      <text:p text:style-name="P41"/>
      <text:p text:style-name="P35">I. Méthodes d’investigations</text:p>
      <text:p text:style-name="P36"><text:soft-page-break/></text:p>
      <text:p text:style-name="P36"><text:tab/>1. L’entretien</text:p>
      <text:p text:style-name="P36"><text:tab/>2. Le questionnement</text:p>
      <text:p text:style-name="P36"><text:tab/>3. Difficultés rencontrées</text:p>
      <text:p text:style-name="P36"/>
      <text:p text:style-name="P36">II. Études comparatives de deux méthodes d’analyse</text:p>
      <text:p text:style-name="P36"/>
      <text:p text:style-name="P36"><text:tab/>1. Présentations des deux méthodes</text:p>
      <text:p text:style-name="P36"><text:tab/>2. Comparaison des deux méthodes</text:p>
      <text:p text:style-name="P36"><text:tab/>3. Choix d’une méthode</text:p>
      <text:p text:style-name="P36"/>
      <text:p text:style-name="P36"/>
      <text:p text:style-name="P42"/>
      <text:p text:style-name="P8"/>
      <text:p text:style-name="P9"/>
      <text:p text:style-name="P44"><text:span text:style-name="T27">DEUXIÈME</text:span><text:a xlink:type="simple" xlink:href="#_Toc535971652" text:style-name="Index_20_Link" text:visited-style-name="Index_20_Link"><text:span text:style-name="T26"> PARTIE :</text:span></text:a><text:span text:style-name="T26"> Analyse et conception </text:span></text:p>
      <text:p text:style-name="P11">Chapitre 1 : Analyse</text:p>
      <text:p text:style-name="P8"/>
      <text:p text:style-name="P43">I. Prérequis théorique</text:p>
      <text:p text:style-name="P43"/>
      <text:p text:style-name="P43"><text:tab/>1. Approche fonctionnelle</text:p>
      <text:p text:style-name="P43"><text:tab/>2. Approche orientée objet</text:p>
      <text:p text:style-name="P43"><text:tab/>3. Concept et formaliste du langage de modélisation</text:p>
      <text:p text:style-name="P28"/>
      <text:p text:style-name="P28">II. Analyse de l’existant</text:p>
      <text:p text:style-name="P28"/>
      <text:p text:style-name="P29"><text:tab/>1. Recensement et analyse des besoins</text:p>
      <text:p text:style-name="P29"><text:tab/>2. Description textuelle des cas d’utilisation</text:p>
      <text:p text:style-name="P29"><text:tab/>3. Diagrammes des cas d’utilisations</text:p>
      <text:p text:style-name="P14"/>
      <text:p text:style-name="P14">Chapitre 2 : Conception</text:p>
      <text:p text:style-name="P14"/>
      <text:p text:style-name="P30">I. Diagrammes de séquence</text:p>
      <text:p text:style-name="P30"/>
      <text:p text:style-name="P30"><text:tab/>1. Diagrammes de séquence : cas s’authentifier</text:p>
      <text:p text:style-name="P30"><text:tab/>2. Diagrammes de séquence : cas …..</text:p>
      <text:p text:style-name="P31"><text:tab/>3. Diagrammes de séquence : cas ….</text:p>
      <text:p text:style-name="P31"><text:soft-page-break/></text:p>
      <text:p text:style-name="P31">II. Diagrammes de classe</text:p>
      <text:p text:style-name="P31"/>
      <text:p text:style-name="P32"><text:tab/>1. Diagramme de classe niveau analyse</text:p>
      <text:p text:style-name="P32"><text:tab/>2. Diagramme de classe niveau conception</text:p>
      <text:p text:style-name="P32"><text:tab/>3. Diagramme de classe niveau …..</text:p>
      <text:p text:style-name="P32"/>
      <text:p text:style-name="P37">III. <text:span text:style-name="T49">Diagrammes d’activité</text:span></text:p>
      <text:p text:style-name="P37"/>
      <text:p text:style-name="P39"><text:tab/>1. Diagramme d’activités : cas …..</text:p>
      <text:p text:style-name="P38"><text:tab/>2. Diagramme d’activité : cas ….</text:p>
      <text:p text:style-name="P38"><text:tab/>3. Diagramme d’activité : cas ….</text:p>
      <text:p text:style-name="P32"/>
      <text:p text:style-name="P14"/>
      <text:p text:style-name="P14"><text:s/></text:p>
      <text:p text:style-name="P13"/>
      <text:p text:style-name="P13"/>
      <text:p text:style-name="P8"><text:tab/></text:p>
      <text:p text:style-name="P7"/>
      <text:p text:style-name="P12"/>
      <text:p text:style-name="P12"/>
      <text:p text:style-name="P45"><text:span text:style-name="T27">TROISIÈME</text:span><text:a xlink:type="simple" xlink:href="#_Toc535971652" text:style-name="Index_20_Link" text:visited-style-name="Index_20_Link"><text:span text:style-name="T26"> PARTIE :</text:span></text:a><text:span text:style-name="T26"> </text:span><text:span text:style-name="T27">Réalisation</text:span></text:p>
      <text:p text:style-name="P11">Chapitre 1 : Plateforme de développement</text:p>
      <text:p text:style-name="P8"/>
      <text:p text:style-name="P33">I. Étude comparative de quelques architectures</text:p>
      <text:p text:style-name="P33"/>
      <text:p text:style-name="P33">II. Étude comparative de quelques SGBD</text:p>
      <text:p text:style-name="P33"/>
      <text:p text:style-name="P33"><text:tab/>1. Présentation de quelques SGBD</text:p>
      <text:p text:style-name="P33"><text:tab/>2. Comparaison et choix</text:p>
      <text:p text:style-name="P33"/>
      <text:p text:style-name="P33">III. Étude comparative de quelques langages de programmation</text:p>
      <text:p text:style-name="P15"/>
      <text:p text:style-name="P15">Chapitre 2 : <text:span text:style-name="T48">Implémentation et d</text:span>éploiement</text:p>
      <text:p text:style-name="P15"/>
      <text:p text:style-name="P34">I. Diagramme de déploiement</text:p>
      <text:p text:style-name="P34"><text:soft-page-break/></text:p>
      <text:p text:style-name="P34">II. Présentation du coût de la solution matérielle</text:p>
      <text:p text:style-name="P34"/>
      <text:p text:style-name="P34">III. Gestion de la sécurité</text:p>
      <text:p text:style-name="P34"/>
      <text:p text:style-name="P34">IV. Quelques fenêtres de l’application</text:p>
      <text:p text:style-name="P34"/>
      <text:p text:style-name="P16">Conclusion</text:p>
      <text:p text:style-name="P61"><text:span text:style-name="T25">R</text:span><text:span text:style-name="T24">éférences bibliographiques</text:span></text:p>
      <text:p text:style-name="P62">Webographique</text:p>
      <text:p text:style-name="P61"><text:span text:style-name="T25">A</text:span><text:span text:style-name="T24">nnexes</text:span></text:p>
      <text:p text:style-name="P17"/>
      <text:p text:style-name="P1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A faire pour la prochaine fois :</text:p>
      <text:p text:style-name="P48"/>
      <text:p text:style-name="P48">- Cahier des charges</text:p>
      <text:p text:style-name="P48">- Liste des acteurs ( avec un use case) dans un tableau</text:p>
      <text:p text:style-name="P48">- Diagramme de classe d’analyse</text:p>
      <text:p text:style-name="P49"><tex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50">PLAN 2</text:p>
      <text:p text:style-name="P50"/>
      <text:p text:style-name="P59">Partie I : <text:span text:style-name="T50">GÉNÉRALITÉ SUR LA RESTAURATION EN LIGNE</text:span></text:p>
      <text:p text:style-name="P69"/>
      <text:list xml:id="list1371277132" text:style-name="L1">
        <text:list-item>
          <text:list>
            <text:list-header>
              <text:p text:style-name="P68">Introduction générale</text:p>
            </text:list-header>
          </text:list>
        </text:list-item>
        <text:list-item>
          <text:p text:style-name="P65">Généralité</text:p>
          <text:list>
            <text:list-item>
              <text:p text:style-name="P82"><text:span text:style-name="T62">Définition et importance d</text:span><text:span text:style-name="T63">e la restauration en ligne . </text:span></text:p>
            </text:list-item>
          </text:list>
        </text:list-item>
      </text:list>
      <text:list xml:id="list1574749555" text:style-name="L4">
        <text:list-item>
          <text:p text:style-name="P83"><text:span text:style-name="T60">D</text:span><text:span text:style-name="T64">éfinition</text:span></text:p>
          <text:p text:style-name="P84"><text:span text:style-name="T4">La restauration en ligne </text:span><text:span text:style-name="T16">dans le domaine des restaurants</text:span><text:span text:style-name="T4"> est un ensemble de </text:span><text:span text:style-name="T9"><text:s/></text:span><text:span text:style-name="T4">services </text:span><text:span text:style-name="T5">(commandes de nourritures ou réservation de table)</text:span><text:span text:style-name="T4"> fournis </text:span><text:span text:style-name="T16">par ces restaurants</text:span><text:span text:style-name="T4"> via le site Web ou l'application mobile du restaurant, ou via le site Web ou l'application d'un multi-restaurant. Un client peut choisir de faire </text:span><text:span text:style-name="T5">livrer </text:span><text:span text:style-name="T4">la nourriture ou de la prendre en charge </text:span><text:span text:style-name="T6">(</text:span><text:a xlink:type="simple" xlink:href="https://en.wikipedia.org/wiki/Online_food_ordering" text:style-name="Internet_20_link" text:visited-style-name="Visited_20_Internet_20_Link">https://en.wikipedia.org/wiki/Online_food_ordering</text:a><text:span text:style-name="T6">). </text:span><text:span text:style-name="T7">Ainsi , l’alliance entre le secteur de l’alimentation et de la restauration est appelé foodtech </text:span><text:span text:style-name="T8">(</text:span><text:a xlink:type="simple" xlink:href="http://foodtech-mag.com/quest-ce-que-la-foodtech" text:style-name="Internet_20_link" text:visited-style-name="Visited_20_Internet_20_Link">http://foodtech-mag.com/quest-ce-que-la-foodtech</text:a><text:span text:style-name="T8">)</text:span><text:span text:style-name="T7">.</text:span></text:p>
          <text:p text:style-name="P84"><text:span text:style-name="T7"/></text:p>
        </text:list-item>
      </text:list>
      <text:p text:style-name="P88"><text:span text:style-name="T60"><text:tab/><text:tab/>(</text:span><text:span text:style-name="T61">Définition de la FoodTech</text:span><text:span text:style-name="T60">) : </text:span><text:span text:style-name="T10">C’est un anglicisme qui fait référence à <text:tab/><text:tab/>une startup alliant la technologie — plus précisément le numérique — et <text:tab/><text:tab/>le domaine de l’alimentation, sa production et sa distribution <text:tab/><text:tab/><text:tab/><text:tab/></text:span><text:span text:style-name="T11">(</text:span><text:a xlink:type="simple" xlink:href="https://www.createur-entreprise.net/foodtech-definition-typologie/" text:style-name="Internet_20_link" text:visited-style-name="Visited_20_Internet_20_Link">https://www.createur-entreprise.net/foodtech-definition-typologie/</text:a><text:span text:style-name="T11">)</text:span><text:span text:style-name="T10">.</text:span></text:p>
      <text:list xml:id="list150341842120345" text:continue-numbering="true" text:style-name="L4">
        <text:list-header>
          <text:p text:style-name="P84"><text:span text:style-name="T60"/></text:p>
        </text:list-header>
        <text:list-item>
          <text:p text:style-name="P84"><text:span text:style-name="T64">I</text:span><text:span text:style-name="T65">mportance</text:span></text:p>
          <text:p text:style-name="P86"><text:span text:style-name="T65">S</text:span><text:span text:style-name="T66">elon www.statista.com, d’ici 2020 </text:span><text:span text:style-name="T3"> </text:span><text:span text:style-name="T12">le nombre d’utilisateurs de smartphone devrait atteindre 2,87 milliards d'individus. </text:span></text:p>
          <text:p text:style-name="P87"><text:span text:style-name="T12">Dans le monde, une personne sur deux utilise désormais internet. En 2018, le cap des quatre milliards d'internautes a été dépassé avec une augmentation de 7% en l'espace d'un an, selon </text:span><text:span text:style-name="T22">le </text:span><text:a xlink:type="simple" xlink:href="https://wearesocial.com/blog/2018/01/global-digital-report-2018" text:style-name="Internet_20_link" text:visited-style-name="Visited_20_Internet_20_Link"><text:span text:style-name="Strong_20_Emphasis"><text:span text:style-name="T23">Rapport Digital Annuel</text:span></text:span></text:a><text:span text:style-name="T12"> de Hootsuite et We Are Social. Cette étude couvre 239 pays. À l’échelle mondiale, c’est l’Afrique qui a connu la plus forte progression </text:span><text:span text:style-name="T13">(</text:span><text:a xlink:type="simple" xlink:href="https://bfmbusiness.bfmtv.com/hightech/la-moitie-de-la-population-mondiale-est-connectee-a-internet-1361933.html" text:style-name="Internet_20_link" text:visited-style-name="Visited_20_Internet_20_Link">https://bfmbusiness.bfmtv.com/hightech/la-moitie-de-la-population-mondiale-est-connectee-a-internet-1361933.html</text:a><text:span text:style-name="T13">)</text:span><text:span text:style-name="T12">.</text:span></text:p>
          <text:p text:style-name="P87"><text:span text:style-name="T12"/></text:p>
          <text:p text:style-name="P64"><text:span text:style-name="T68">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 Regardons de plus près de quelles façons internet et toutes les révolutions qui l’accompagnent ont radicalement et définitivement changé la manière dont vos clients et prospects consomment.</text:span></text:p>
        </text:list-item>
      </text:list>
      <text:p text:style-name="Text_20_body"><text:soft-page-break/><text:line-break/></text:p>
      <text:list xml:id="list150342762336083" text:continue-numbering="true" text:style-name="L4">
        <text:list-header>
          <text:p text:style-name="P85"><text:span text:style-name="T60">(Amazon investi 575 millions d’euros dans Deliveroo)</text:span></text:p>
          <text:p text:style-name="P89"><text:span text:style-name="T60"/></text:p>
        </text:list-header>
      </text:list>
      <text:list xml:id="list150342800765500" text:continue-list="list1371277132" text:style-name="L1">
        <text:list-item>
          <text:list>
            <text:list-item>
              <text:p text:style-name="P70"><text:span text:style-name="T53">Restauration en ligne</text:span> au Sénégal</text:p>
            </text:list-item>
            <text:list-item>
              <text:p text:style-name="P71"><text:s/>Objectif de <text:span text:style-name="T57">l’</text:span>application de <text:span text:style-name="T52">restauration en ligne</text:span></text:p>
            </text:list-item>
          </text:list>
        </text:list-item>
      </text:list>
      <text:p text:style-name="P51"/>
      <text:list xml:id="list150342229154598" text:continue-numbering="true" text:style-name="L1">
        <text:list-item>
          <text:p text:style-name="P65">Approche méthodologique</text:p>
          <text:list>
            <text:list-item>
              <text:p text:style-name="P73">Avantages d<text:span text:style-name="T55">e la</text:span> <text:span text:style-name="T54">restauration en ligne</text:span></text:p>
            </text:list-item>
            <text:list-item>
              <text:p text:style-name="P73">Type d<text:span text:style-name="T55">e </text:span><text:span text:style-name="T54">restauration en ligne</text:span></text:p>
            </text:list-item>
            <text:list-item>
              <text:p text:style-name="P73"><text:s/>Choix de <text:span text:style-name="T56">l’</text:span>application d<text:span text:style-name="T55">e </text:span><text:span text:style-name="T54">restauration en ligne</text:span></text:p>
            </text:list-item>
          </text:list>
        </text:list-item>
      </text:list>
      <text:p text:style-name="P51"/>
      <text:list xml:id="list150342220060932" text:continue-numbering="true" text:style-name="L1">
        <text:list-item>
          <text:list>
            <text:list-header>
              <text:p text:style-name="P72">Conclusion <text:span text:style-name="T67">générale</text:span></text:p>
              <text:p text:style-name="P72"/>
            </text:list-header>
          </text:list>
        </text:list-item>
      </text:list>
      <text:p text:style-name="P57">Partie II : ANALYSE ET CONCEPTION</text:p>
      <text:p text:style-name="P52"/>
      <text:list xml:id="list4251725554" text:style-name="L2">
        <text:list-item>
          <text:p text:style-name="P66">Analyse</text:p>
          <text:list>
            <text:list-item>
              <text:p text:style-name="P74">Recensement et analyse des besoins</text:p>
            </text:list-item>
            <text:list-item>
              <text:p text:style-name="P76">Présentation des outils de modélisation</text:p>
            </text:list-item>
            <text:list-item>
              <text:p text:style-name="P77"><text:s/><text:span text:style-name="T58">Description textuelle des cas d’utilisation</text:span></text:p>
            </text:list-item>
          </text:list>
        </text:list-item>
      </text:list>
      <text:p text:style-name="P54"/>
      <text:list xml:id="list150342399347457" text:continue-numbering="true" text:style-name="L2">
        <text:list-item>
          <text:p text:style-name="P66">Conception</text:p>
          <text:list>
            <text:list-item>
              <text:p text:style-name="P78">Conception du système</text:p>
            </text:list-item>
            <text:list-item>
              <text:p text:style-name="P77">Modélisation</text:p>
            </text:list-item>
            <text:list-item>
              <text:p text:style-name="P75"><text:s/>Diagrammes des cas d’utilisations</text:p>
            </text:list-item>
          </text:list>
        </text:list-item>
      </text:list>
      <text:p text:style-name="P53"/>
      <text:p text:style-name="P53"/>
      <text:p text:style-name="P58">Partie III : <text:span text:style-name="T51">RÉALISATION</text:span></text:p>
      <text:p text:style-name="P53"/>
      <text:list xml:id="list1844145192" text:style-name="L3">
        <text:list-item>
          <text:p text:style-name="P67">Plateforme de développement</text:p>
          <text:list>
            <text:list-item>
              <text:p text:style-name="P81">Étude comparative de quelques architectures</text:p>
            </text:list-item>
            <text:list-item>
              <text:p text:style-name="P79">Étude comparative de quelques technologies</text:p>
            </text:list-item>
            <text:list-item>
              <text:p text:style-name="P79">Étude comparative de quelques langages de programmation</text:p>
            </text:list-item>
          </text:list>
        </text:list-item>
      </text:list>
      <text:p text:style-name="P55"/>
      <text:list xml:id="list150341917776430" text:continue-numbering="true" text:style-name="L3">
        <text:list-item>
          <text:p text:style-name="P67">Implémentation et déploiement</text:p>
          <text:list>
            <text:list-item>
              <text:p text:style-name="P80">Diagramme de déploiement</text:p>
            </text:list-item>
            <text:list-item>
              <text:p text:style-name="P80">Gestion de la sécurité et coût de la solution matérielle</text:p>
            </text:list-item>
            <text:list-item>
              <text:p text:style-name="P80">Quelques fenêtres de l’application</text:p>
            </text:list-item>
          </text:list>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Helvetica" svg:font-family="Helvetica, Arial, 'Lucida Grande', sans-serif"/>
    <style:font-face style:name="Lato" svg:font-family="Lato, sans-serif"/>
    <style:font-face style:name="Lohit Devanagari1" svg:font-family="'Lohit Devanagari'"/>
    <style:font-face style:name="Open Sans" svg:font-family="'Open Sans', Helvetica, Arial, sans-serif"/>
    <style:font-face style:name="arial" svg:font-family="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21409a" officeooo:rsid="0058d1ae" officeooo:paragraph-rsid="0058d1a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page-layout>
  </office:automatic-styles>
  <office:master-styles>
    <style:master-page style:name="Standard" style:page-layout-name="Mpm1">
      <style:header>
        <text:p text:style-name="MP1">Elie Pau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2:54:38.983816006</meta:creation-date>
    <dc:date>2019-10-08T15:02:52.716518123</dc:date>
    <meta:editing-duration>P9DT6H45M8S</meta:editing-duration>
    <meta:editing-cycles>116</meta:editing-cycles>
    <meta:generator>LibreOffice/6.0.7.3$Linux_X86_64 LibreOffice_project/00m0$Build-3</meta:generator>
    <meta:document-statistic meta:table-count="0" meta:image-count="0" meta:object-count="0" meta:page-count="8" meta:paragraph-count="120" meta:word-count="1082" meta:character-count="7305" meta:non-whitespace-character-count="6304"/>
  </office:meta>
</office:document-meta>
</file>